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.setAttempt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.get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.getDelay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DelayFilter.accept( String key , String state , long lastUpdated , String error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ry.in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Retry.service( Mail 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ultipleDelayFilter.getWait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ay.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try.preprocess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try.expandDelays( ArrayList dela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ry.getNextDelay( int retry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ry.calcTotalAttempts( ArrayList dela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ry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ay.Delay( String ini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try.retry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a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y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